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1090000006F7C5476BD1D4F1ED3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vertical-align="middle" draw:auto-grow-height="false" fo:min-height="3.385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566cm"/>
      <style:paragraph-properties style:writing-mode="lr-tb"/>
    </style:style>
    <style:style style:name="pr7" style:family="presentation" style:parent-style-name="master-title">
      <style:graphic-properties fo:min-height="1.741cm"/>
      <style:paragraph-properties style:writing-mode="lr-tb"/>
    </style:style>
    <style:style style:name="pr8" style:family="presentation" style:parent-style-name="master-outline1">
      <style:graphic-properties fo:min-height="14.15cm"/>
      <style:paragraph-properties style:writing-mode="lr-tb"/>
    </style:style>
    <style:style style:name="pr9" style:family="presentation" style:parent-style-name="master-notes">
      <style:graphic-properties draw:fill-color="#ffffff" fo:min-height="13.364cm"/>
      <style:paragraph-properties style:writing-mode="lr-tb"/>
    </style:style>
    <style:style style:name="pr10" style:family="presentation" style:parent-style-name="template21-title">
      <style:graphic-properties draw:auto-grow-height="true" fo:min-height="1.737cm"/>
      <style:paragraph-properties style:writing-mode="lr-tb"/>
    </style:style>
    <style:style style:name="pr11" style:family="presentation" style:parent-style-name="template21-outline1">
      <style:graphic-properties fo:min-height="14.15cm"/>
      <style:paragraph-properties style:writing-mode="lr-tb"/>
    </style:style>
    <style:style style:name="pr12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aster_5f_-notes">
      <style:graphic-properties draw:fill-color="#ffffff" draw:textarea-vertical-align="bottom" draw:auto-grow-height="true" fo:min-height="13.364cm"/>
      <style:paragraph-properties style:writing-mode="lr-tb"/>
    </style:style>
    <style:style style:name="pr14" style:family="presentation" style:parent-style-name="template21-title">
      <style:graphic-properties draw:auto-grow-height="true" fo:min-height="3.473cm"/>
      <style:paragraph-properties style:writing-mode="lr-tb"/>
    </style:style>
    <style:style style:name="pr15" style:family="presentation" style:parent-style-name="master_5f_-notes">
      <style:graphic-properties draw:fill-color="#ffffff" draw:auto-grow-height="true" fo:min-height="14.011cm"/>
      <style:paragraph-properties style:writing-mode="lr-tb"/>
    </style:style>
    <style:style style:name="pr16" style:family="presentation" style:parent-style-name="master_5f_-title">
      <style:graphic-properties fo:min-height="1.741cm"/>
      <style:paragraph-properties style:writing-mode="lr-tb"/>
    </style:style>
    <style:style style:name="pr17" style:family="presentation" style:parent-style-name="master_5f_-outline1" style:list-style-name="L5">
      <style:graphic-properties fo:min-height="14.15cm"/>
      <style:paragraph-properties style:writing-mode="lr-tb"/>
    </style:style>
    <style:style style:name="pr18" style:family="presentation" style:parent-style-name="master_5f_-notes">
      <style:graphic-properties draw:fill-color="#ffffff" fo:min-height="14.009cm"/>
      <style:paragraph-properties style:writing-mode="lr-tb"/>
    </style:style>
    <style:style style:name="pr19" style:family="presentation" style:parent-style-name="master_5f_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5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.2cm">
        <style:tab-stops>
          <style:tab-stop style:position="17.999cm"/>
        </style:tab-stops>
      </style:paragraph-properties>
    </style:style>
    <style:style style:name="P18" style:family="paragraph">
      <style:paragraph-properties>
        <style:tab-stops>
          <style:tab-stop style:position="17.999cm"/>
        </style:tab-stops>
      </style:paragraph-properties>
    </style:style>
    <style:style style:name="P19" style:family="paragraph">
      <style:paragraph-properties fo:text-align="center" style:writing-mode="lr-tb"/>
      <style:text-properties style:font-name="Liberation Serif4"/>
    </style:style>
    <style:style style:name="P20" style:family="paragraph">
      <loext:graphic-properties draw:fill="none"/>
      <style:paragraph-properties fo:text-align="center" style:writing-mode="lr-tb"/>
      <style:text-properties style:font-name="Liberation Serif4"/>
    </style:style>
    <style:style style:name="P21" style:family="paragraph">
      <style:paragraph-properties fo:margin-top="0cm" fo:margin-bottom="0.3cm"/>
    </style:style>
    <style:style style:name="P22" style:family="paragraph">
      <style:paragraph-properties fo:margin-top="0cm" fo:margin-bottom="1cm"/>
    </style:style>
    <style:style style:name="P23" style:family="paragraph">
      <style:paragraph-properties fo:margin-top="0cm" fo:margin-bottom="0.1cm"/>
    </style:style>
    <style:style style:name="P24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25" style:family="paragraph">
      <loext:graphic-properties draw:fill-color="#ffffff"/>
      <style:paragraph-properties fo:margin-left="0cm" fo:margin-right="0cm" fo:text-indent="-0.6cm" style:writing-mode="lr-tb"/>
      <style:text-properties fo:font-size="14pt" style:font-size-asian="14pt" style:font-size-complex="14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style:font-name="Liberation Sans2" fo:font-size="14pt" style:font-size-asian="14pt" style:font-size-complex="14pt"/>
    </style:style>
    <style:style style:name="P28" style:family="paragraph">
      <style:paragraph-properties style:writing-mode="lr-tb"/>
      <style:text-properties fo:color="#000000" loext:opacity="100%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style:paragraph-properties fo:margin-left="1.5cm" fo:margin-right="0cm" fo:margin-top="0cm" fo:margin-bottom="0.2cm" fo:text-indent="0cm">
        <style:tab-stops/>
      </style:paragraph-properties>
    </style:style>
    <style:style style:name="P31" style:family="paragraph">
      <style:paragraph-properties fo:margin-left="1.5cm" fo:margin-right="0cm" fo:text-indent="0cm">
        <style:tab-stops/>
      </style:paragraph-properties>
    </style:style>
    <style:style style:name="P32" style:family="paragraph">
      <style:paragraph-properties style:writing-mode="lr-tb"/>
      <style:text-properties fo:color="#000000" loext:opacity="100%" fo:font-size="26pt" style:font-size-asian="26pt" style:font-size-complex="26pt"/>
    </style:style>
    <style:style style:name="P33" style:family="paragraph">
      <style:paragraph-properties fo:margin-left="0cm" fo:margin-right="0cm" fo:margin-top="0cm" fo:margin-bottom="0.2cm" fo:text-indent="-0.6cm" style:writing-mode="lr-tb"/>
    </style:style>
    <style:style style:name="T1" style:family="text">
      <style:text-properties fo:color="#ffffff" loext:opacity="100%" style:font-name="Liberation Sans5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5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28pt" fo:language="ru" fo:country="RU" style:font-size-asian="28pt" style:font-size-complex="28pt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5" style:family="text">
      <style:text-properties style:font-name="Liberation Serif4" fo:language="ru" fo:country="RU"/>
    </style:style>
    <style:style style:name="T16" style:family="text">
      <style:text-properties style:font-name="Liberation Serif4" fo:font-size="4pt" fo:language="ru" fo:country="RU" style:font-size-asian="4pt" style:font-size-complex="4pt"/>
    </style:style>
    <style:style style:name="T1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1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2" style:family="text">
      <style:text-properties fo:color="#666666" loext:opacity="100%" style:font-name="Liberation Mono2" fo:font-size="16pt" fo:language="ru" fo:country="RU" style:font-size-asian="16pt" style:font-size-complex="16pt"/>
    </style:style>
    <style:style style:name="T23" style:family="text">
      <style:text-properties style:font-name="Liberation Mono2" fo:font-size="16pt" fo:language="ru" fo:country="RU" style:font-size-asian="16pt" style:font-size-complex="16pt"/>
    </style:style>
    <style:style style:name="T24" style:family="text">
      <style:text-properties style:font-name="Liberation Mono2"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7" style:family="text">
      <style:text-properties fo:font-size="28pt" fo:language="ru" fo:country="RU" fo:font-style="normal" style:font-size-asian="28pt" style:font-style-asian="normal" style:font-size-complex="28pt" style:font-style-complex="normal"/>
    </style:style>
    <style:style style:name="T28" style:family="text">
      <style:text-properties fo:font-size="22pt" fo:language="ru" fo:country="RU" fo:font-style="normal" style:font-size-asian="22pt" style:font-style-asian="normal" style:font-size-complex="22pt" style:font-style-complex="normal"/>
    </style:style>
    <style:style style:name="T29" style:family="text">
      <style:text-properties fo:font-size="28pt" fo:language="ru" fo:country="RU" fo:font-style="italic" style:font-size-asian="28pt" style:font-style-asian="italic" style:font-size-complex="28pt" style:font-style-complex="italic"/>
    </style:style>
    <style:style style:name="T30" style:family="text">
      <style:text-properties fo:font-size="28pt" fo:letter-spacing="0.106cm" fo:language="ru" fo:country="RU" style:font-size-asian="28pt" style:font-size-complex="28pt"/>
    </style:style>
    <style:style style:name="T31" style:family="text">
      <style:text-properties fo:font-size="28pt" fo:letter-spacing="0.106cm" fo:language="ru" fo:country="RU" fo:font-style="italic" style:font-size-asian="28pt" style:font-style-asian="italic" style:font-size-complex="28pt" style:font-style-complex="italic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22pt" fo:language="ru" fo:country="RU" style:font-size-asian="22pt" style:font-size-complex="22pt"/>
    </style:style>
    <style:style style:name="T34" style:family="text">
      <style:text-properties fo:color="#000000" loext:opacity="100%" style:font-name="Liberation Serif4" fo:font-size="28pt" fo:language="ru" fo:country="RU" style:font-size-asian="28pt" style:font-size-complex="28pt"/>
    </style:style>
    <style:style style:name="T35" style:family="text">
      <style:text-properties style:font-name="Liberation Sans2" fo:font-size="14pt" fo:language="ru" fo:country="RU" style:font-size-asian="14pt" style:font-size-complex="14pt"/>
    </style:style>
    <style:style style:name="T36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000000" loext:opacity="100%" style:font-name="Liberation Mono2" fo:font-size="18pt" fo:language="ru" fo:country="RU" style:font-size-asian="18pt" style:font-size-complex="18pt"/>
    </style:style>
    <style:style style:name="T40" style:family="text">
      <style:text-properties fo:color="#000000" loext:opacity="100%" style:font-name="Liberation Mono2" fo:font-size="18pt" fo:language="ru" fo:country="RU" fo:font-style="italic" style:font-size-asian="18pt" style:font-style-asian="italic" style:font-size-complex="18pt" style:font-style-complex="italic"/>
    </style:style>
    <style:style style:name="T41" style:family="text">
      <style:text-properties fo:color="#000000" loext:opacity="100%" style:font-name="Liberation Mono2" fo:font-size="18pt" fo:language="ru" fo:country="RU" fo:font-style="normal" style:font-size-asian="18pt" style:font-style-asian="normal" style:font-size-complex="18pt" style:font-style-complex="normal"/>
    </style:style>
    <style:style style:name="T42" style:family="text">
      <style:text-properties fo:color="#000000" loext:opacity="100%" style:font-name="Liberation Serif4" fo:font-size="22pt" fo:language="ru" fo:country="RU" style:font-size-asian="22pt" style:font-size-complex="22pt"/>
    </style:style>
    <style:style style:name="T43" style:family="text">
      <style:text-properties fo:color="#000000" loext:opacity="100%" style:font-name="Liberation Serif4" fo:font-size="22pt" fo:language="ru" fo:country="RU" fo:font-style="italic" style:font-size-asian="22pt" style:font-style-asian="italic" style:font-size-complex="22pt" style:font-style-complex="italic"/>
    </style:style>
    <style:style style:name="T44" style:family="text">
      <style:text-properties fo:color="#000000" loext:opacity="100%" style:font-name="Liberation Serif3" fo:font-size="22pt" fo:language="ru" fo:country="RU" fo:font-style="normal" style:font-size-asian="22pt" style:font-style-asian="normal" style:font-size-complex="22pt" style:font-style-complex="normal"/>
    </style:style>
    <style:style style:name="T45" style:family="text">
      <style:text-properties fo:color="#000000" loext:opacity="100%" style:font-name="Liberation Serif3" fo:font-size="22pt" fo:letter-spacing="0.318cm" fo:language="ru" fo:country="RU" fo:font-style="normal" style:font-size-asian="22pt" style:font-style-asian="normal" style:font-size-complex="22pt" style:font-style-complex="normal"/>
    </style:style>
    <style:style style:name="T46" style:family="text">
      <style:text-properties fo:color="#000000" loext:opacity="100%" style:font-name="Liberation Serif3" fo:font-size="22pt" fo:letter-spacing="0.106cm" fo:language="ru" fo:country="RU" fo:font-style="normal" style:font-size-asian="22pt" style:font-style-asian="normal" style:font-size-complex="22pt" style:font-style-complex="normal"/>
    </style:style>
    <style:style style:name="T47" style:family="text">
      <style:text-properties fo:color="#000000" loext:opacity="100%" fo:font-size="26pt" fo:language="ru" fo:country="RU" style:font-size-asian="26pt" style:font-size-complex="26pt"/>
    </style:style>
    <style:style style:name="T48" style:family="text">
      <style:text-properties fo:font-size="26pt" fo:language="ru" fo:country="RU" style:font-size-asian="26pt" style:font-size-complex="26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erif3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fo:font-size="6pt" fo:language="ru" fo:country="RU" style:font-size-asian="6pt" style:font-size-complex="6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Подключение и аутентифик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Конфигурационные файлы</text:span></text:p>
              </text:list-item>
              <text:list-item>
                <text:p text:style-name="P9"><text:span text:style-name="T11">Простые методы аутентификации</text:span></text:p>
              </text:list-item>
              <text:list-item>
                <text:p text:style-name="P9"><text:span text:style-name="T11">Аутентификация по паролю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дачи</text:span> <text:span text:style-name="T10">при</text:span> <text:span text:style-name="T10">подключени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Идентификация</text:span></text:p>
                <text:list>
                  <text:list-item>
                    <text:p text:style-name="P12"><text:span text:style-name="T13">определение имени пользователя БД</text:span></text:p>
                  </text:list-item>
                  <text:list-item>
                    <text:p text:style-name="P13"><text:span text:style-name="T13">имя может отличаться от указанного (при внешней аутентификации)</text:span></text:p>
                  </text:list-item>
                </text:list>
              </text:list-item>
              <text:list-item>
                <text:p text:style-name="P9"><text:span text:style-name="T12">Аутентификация</text:span></text:p>
                <text:list>
                  <text:list-item>
                    <text:p text:style-name="P12"><text:span text:style-name="T13">действительно ли пользователь тот, за кого себя выдает?</text:span></text:p>
                  </text:list-item>
                  <text:list-item>
                    <text:p text:style-name="P13"><text:span text:style-name="T13">обычно требуется подтверждение (например, пароль)</text:span></text:p>
                  </text:list-item>
                </text:list>
              </text:list-item>
              <text:list-item>
                <text:p text:style-name="P9"><text:span text:style-name="T12">Авторизация</text:span></text:p>
                <text:list>
                  <text:list-item>
                    <text:p text:style-name="P12"><text:span text:style-name="T13">имеет ли право данный пользователь подключаться к серверу?</text:span></text:p>
                  </text:list-item>
                  <text:list-item>
                    <text:p><text:span text:style-name="T13">частично пересекается с функционалом привилегий</text:span></text:p>
                  </text:list-item>
                </text:list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При подключении клиента сервер должен выполнить несколько задач.</text:span></text:p>
              <text:p text:style-name="P15"><text:span text:style-name="T6">Во-первых, идентифицировать пользователя, то есть определить его имя. Для этого пользователь представляется, но указанное имя может отличаться от имени пользователя БД (например, если пользователь представляется своим именем в ОС).</text:span></text:p>
              <text:p text:style-name="P15"><text:span text:style-name="T6">Во-вторых, аутентифицировать пользователя, то есть проверить, что он действительно тот, за кого себя выдает. Простой пример — ввод пароля.</text:span></text:p>
              <text:p text:style-name="P15"><text:span text:style-name="T6">В-третьих, авторизовать пользователя, то есть определить, имеет ли он право подключения (эта задача частично пересекается с функционалом привилегий).</text:span></text:p>
              <text:p text:style-name="P15"><text:span text:style-name="T6">Иногда все три задачи называют общим словом «аутентификация». PostgreSQL позволяет гибко настроить этот процесс.</text:span></text:p>
              <text:p text:style-name="P15"><text:span text:style-name="T6">В Ubuntu настройки по умолчанию позволяют подключаться к локальному серверу без авторизации, если имена пользователя базы данных и операционной системы совпадают.</text:span></text:p>
              <text:p text:style-name="P15"><text:span text:style-name="T6">В виртуальной машине курса сделаны дополнительные настройки, разрешающие вообще любые локальные подключения.</text:span></text:p>
              <text:p text:style-name="P15"><text:span text:style-name="T6"><text:a xlink:href="https://postgrespro.ru/docs/postgresql/16/client-authentication" xlink:type="simple">https://postgrespro.ru/docs/postgresql/16/client-authentication</text:a></text:span></text:p>
              <text:p text:style-name="P15"><text:span text:style-name="T6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сновные</text:span> <text:span text:style-name="T10">настройк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pg_hba.conf</text:span></text:p>
                <text:list>
                  <text:list-item>
                    <text:p text:style-name="P12"><text:span text:style-name="T13">конфигурационный файл, при изменении нужно перечитать</text:span></text:p>
                  </text:list-item>
                  <text:list-item>
                    <text:p text:style-name="P12"><text:span text:style-name="T13">строка — набор полей, разделитель — пробел или табуляция</text:span></text:p>
                  </text:list-item>
                  <text:list-item>
                    <text:p text:style-name="P13"><text:span text:style-name="T13">пустые строки и текст после # игнорируются</text:span></text:p>
                  </text:list-item>
                </text:list>
              </text:list-item>
              <text:list-item>
                <text:p text:style-name="P9"><text:span text:style-name="T12">Поля</text:span></text:p>
                <text:list>
                  <text:list-item>
                    <text:p text:style-name="P17"><text:span text:style-name="T13">тип подключения</text:span></text:p>
                  </text:list-item>
                  <text:list-item>
                    <text:p text:style-name="P17"><text:span text:style-name="T13">имя базы данных</text:span></text:p>
                  </text:list-item>
                  <text:list-item>
                    <text:p text:style-name="P17"><text:span text:style-name="T13">имя пользователя</text:span></text:p>
                  </text:list-item>
                  <text:list-item>
                    <text:p text:style-name="P17"><text:span text:style-name="T13">адрес узла</text:span></text:p>
                  </text:list-item>
                  <text:list-item>
                    <text:p text:style-name="P17"><text:span text:style-name="T13">метод аутентификации</text:span></text:p>
                  </text:list-item>
                  <text:list-item>
                    <text:p text:style-name="P18"><text:span text:style-name="T13">необязательные дополнительные параметры в виде </text:span><text:span text:style-name="T14">имя</text:span><text:span text:style-name="T13">=</text:span><text:span text:style-name="T14">значение</text:span></text:p>
                  </text:list-item>
                </text:list>
              </text:list-item>
            </text:list>
          </draw:text-box>
        </draw:frame>
        <draw:custom-shape draw:style-name="gr3" draw:text-style-name="P20" draw:layer="layout" svg:width="0.508cm" svg:height="3.835cm" svg:x="9.333cm" svg:y="11.405cm">
          <text:p text:style-name="P19"><text:span text:style-name="T15"><text:s text:c="50"/></text:span><text:span text:style-name="T15">параметры подключения</text:span></text:p>
          <text:p text:style-name="P19"><text:span text:style-name="T16"><text:s/>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6" draw:layer="layout" svg:width="16.799cm" svg:height="14.566cm" svg:x="2.1cm" svg:y="14.107cm" presentation:class="notes" presentation:user-transformed="true">
            <draw:text-box>
              <text:p text:style-name="P15"><text:span text:style-name="T6">Настройки аутентификации хранятся в конфигурационном файле, который используется подобно postgresql.conf, но отличается от него по формату. Файл называется pg_hba.conf (от «host-based authentication» - далее HBA), его расположение определяется параметром </text:span><text:span text:style-name="T17">hba_file</text:span><text:span text:style-name="T6">. Он генерируется при создании кластера баз данных командой initdb.</text:span></text:p>
              <text:p text:style-name="P15"><text:span text:style-name="T6">Файл pg_hba.conf содержит строки настройки аутентификации, каждая из которых считается отдельной записью. </text:span></text:p>
              <text:p text:style-name="P15"><text:span text:style-name="T6">Пустые строки и комментарии (все после символа #) игнорируются. Строка состоит из полей, разделенных пробелами или табуляциями.</text:span></text:p>
              <text:p text:style-name="P15"><text:span text:style-name="T6">Количество полей может различаться в зависимости от их содержимого, общий список приведен на слайде.</text:span></text:p>
              <text:p text:style-name="P15"><text:span text:style-name="T18">В случае, если запись в pg_hba.conf достаточно длинная и неудобная для восприятия, то можно запись разбить на несколько строк, вставляя непосредственно </text:span><text:span text:style-name="T6">перед переводом строки символ обратной косой черты \. Такая запись, состоящая из нескольких строк, читается как единое целое.</text:span></text:p>
              <text:p text:style-name="P15"><text:span text:style-name="T6">Также можно подключать дополнительные файлы настроек аутентификации с помощью директив include, include_if_exists или include_dir.</text:span></text:p>
              <text:p text:style-name="P15"><text:span text:style-name="T19">При изменении </text:span><text:span text:style-name="T18">pg_hba.conf</text:span><text:span text:style-name="T20"> необходимо перечитать настройки.</text:span></text:p>
              <text:p text:style-name="P15"><text:span text:style-name="T21"><text:a xlink:href="https://postgrespro.ru/docs/postgresql/16/auth-pg-hba-conf" xlink:type="simple">https://postgrespro.ru/docs/postgresql/16/auth-pg-hba-conf</text:a></text:span></text:p>
              <text:p text:style-name="P15"><text:span text:style-name="T6"/></text:p>
              <text:p text:style-name="P15"><text:span text:style-name="T6"/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хема</text:span> <text:span text:style-name="T10">обработк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Записи просматриваются сверху вниз</text:span></text:p>
              </text:list-item>
              <text:list-item>
                <text:p text:style-name="P21"><text:span text:style-name="T12">Применяется первая запись, которой соответствует <text:s/>подключение (тип, база, пользователь и адрес)</text:span></text:p>
                <text:list>
                  <text:list-item>
                    <text:p text:style-name="P12"><text:span text:style-name="T13">выполняется аутентификация и проверка привилегии CONNECT</text:span></text:p>
                  </text:list-item>
                  <text:list-item>
                    <text:p text:style-name="P12"><text:span text:style-name="T13">если результат отрицательный, доступ запрещается</text:span></text:p>
                    <text:p text:style-name="P22"><text:span text:style-name="T13">если ни одна запись не подошла, доступ запрещается</text:span></text:p>
                  </text:list-item>
                </text:list>
              </text:list-item>
              <text:list-item>
                <text:p text:style-name="P23"><text:span text:style-name="T22"># TYPE <text:s/>DATABASE <text:s text:c="7"/>USER <text:s text:c="11"/>ADDRESS <text:s text:c="16"/>METHOD</text:span></text:p>
              </text:list-item>
              <text:list-item>
                <text:p text:style-name="P23"><text:span text:style-name="T22"># "local" is for Unix domain socket connections only</text:span></text:p>
              </text:list-item>
              <text:list-item>
                <text:p text:style-name="P23"><text:span text:style-name="T23">local <text:s text:c="2"/>all <text:s text:c="12"/>all <text:s text:c="36"/>trust</text:span></text:p>
              </text:list-item>
              <text:list-item>
                <text:p text:style-name="P23"><text:span text:style-name="T22"># IPv4 local connections:</text:span></text:p>
              </text:list-item>
              <text:list-item>
                <text:p text:style-name="P23"><text:span text:style-name="T23">host <text:s text:c="3"/>all <text:s text:c="12"/>all <text:s text:c="12"/>127.0.0.1/32 <text:s text:c="11"/>trust</text:span></text:p>
              </text:list-item>
              <text:list-item>
                <text:p text:style-name="P23"><text:span text:style-name="T22"># IPv6 local connections:</text:span></text:p>
              </text:list-item>
              <text:list-item>
                <text:p text:style-name="P23"><text:span text:style-name="T23">host <text:s text:c="3"/>all <text:s text:c="12"/>all <text:s text:c="12"/>::1/128 <text:s text:c="16"/>tru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При запросе клиентского подключения последовательно проверяются записи файла pg_hba.conf на соответствие способу подключения, имени БД, имени пользователя и IP-адресу клиента (кроме Unix сокетов, являющимися файлами специального типа). </text:span></text:p>
              <text:p text:style-name="P15"><text:span text:style-name="T6">Проверка записей выполняется до первого совпадения. Если запись подходит, то выполняется соответствующая аутентификация. При успешной аутентификации подключение разрешается, иначе — запрещается.</text:span></text:p>
              <text:p text:style-name="P15"><text:span text:style-name="T6">Если ни одна из записей не подошла, то доступ запрещается.</text:span></text:p>
              <text:p text:style-name="P15"><text:span text:style-name="T18">Записи в файле </text:span><text:span text:style-name="T6">pg_hba.conf должны идти сверху вниз от частного</text:span><text:span text:style-name="T6"><text:line-break/></text:span><text:span text:style-name="T6">к общему.</text:span></text:p>
              <text:p text:style-name="P15"><text:span text:style-name="T6">В примере на слайде видно три строки: </text:span></text:p>
              <text:list text:style-name="L1">
                <text:list-item>
                  <text:p text:style-name="P15"><text:span text:style-name="T6">первая относится к локальным подключениям (local) через Unix сокет для любых баз (all) и пользователей (all);</text:span></text:p>
                </text:list-item>
                <text:list-item>
                  <text:p text:style-name="P15"><text:span text:style-name="T6">вторая и третья относится к подключениям (host) через закольцовывающий сетевой интерфейс (которому соответствует имя хоста localhost) по адресам IPv4 127.0.0.1/32 и IPv6 ::1/128.</text:span></text:p>
                </text:list-item>
              </text:list>
              <text:p text:style-name="P15"><text:span text:style-name="T6">В такой конфигурации PostgreSQL допускает соединения только с локального компьютера через Unix сокет или закольцовывающий интерфейс (loopback).</text:span></text:p>
              <text:p text:style-name="P15"><text:span text:style-name="T6">Далее возможные значения полей рассматриваются более подробно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21" presentation:presentation-page-layout-name="AL1T1">
        <office:forms form:automatic-focus="false" form:apply-design-mode="false"/>
        <draw:frame presentation:style-name="pr10" draw:text-style-name="P8" draw:layer="layout" svg:width="19.81cm" svg:height="1.737cm" svg:x="1.2cm" svg:y="0.737cm" presentation:class="title" presentation:user-transformed="true">
          <draw:text-box>
            <text:p><text:span text:style-name="T10">Параметры подключения</text:span></text:p>
          </draw:text-box>
        </draw:frame>
        <draw:frame presentation:style-name="pr11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9"><text:span text:style-name="T11">Тип подключения</text:span></text:p>
              </text:list-item>
              <text:list-item>
                <text:p text:style-name="P9"><text:span text:style-name="T11">Имя базы данных</text:span></text:p>
              </text:list-item>
              <text:list-item>
                <text:p text:style-name="P9"><text:span text:style-name="T11">Имя роли</text:span></text:p>
              </text:list-item>
              <text:list-item>
                <text:p text:style-name="P9"><text:span text:style-name="T11">Адрес уз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ип подключения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local</text:span></text:p>
                <text:list>
                  <text:list-item>
                    <text:p text:style-name="P13"><text:span text:style-name="T13">локальное подключение через unix-domain socket</text:span></text:p>
                  </text:list-item>
                </text:list>
              </text:list-item>
              <text:list-item>
                <text:p text:style-name="P9"><text:span text:style-name="T25">hostssl, </text:span><text:span text:style-name="T12">hostnossl</text:span></text:p>
                <text:list>
                  <text:list-item>
                    <text:p text:style-name="P12"><text:span text:style-name="T13">сетевое подключение по TCP/IP, соответственно, с SSL шифрованием и без него</text:span></text:p>
                  </text:list-item>
                </text:list>
              </text:list-item>
              <text:list-item>
                <text:p text:style-name="P9"><text:span text:style-name="T12">hostgssenc, hostnogssenc</text:span></text:p>
                <text:list>
                  <text:list-item>
                    <text:p text:style-name="P12"><text:span text:style-name="T13">сетевое подключение с аутентификацией Kerberos GSSAPI, соответственно, с шифрованием или без него</text:span></text:p>
                  </text:list-item>
                </text:list>
              </text:list-item>
              <text:list-item>
                <text:p text:style-name="P9"><text:span text:style-name="T12">host</text:span></text:p>
                <text:list>
                  <text:list-item>
                    <text:p text:style-name="P12"><text:span text:style-name="T13">сетевые подключения как c SSL шифрованием, так и без него, а также с Kerberos GSSAPI шифрованием или без нег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оле типа подключения можно задать одно из значений:</text:span></text:p>
              <text:list text:style-name="L1">
                <text:list-item>
                  <text:p text:style-name="P15"><text:span text:style-name="T6">local — подключение через локальный Unix сокет;</text:span></text:p>
                </text:list-item>
                <text:list-item>
                  <text:p text:style-name="P15"><text:span text:style-name="T6">hostssl — сетевое соединение с использованием SSL шифрования (сервер должен быть собран с поддержкой SSL и требуется установить параметр конфигурации </text:span><text:span text:style-name="T17">ssl = on</text:span><text:span text:style-name="T26">);</text:span></text:p>
                </text:list-item>
                <text:list-item>
                  <text:p text:style-name="P15"><text:span text:style-name="T6">hostnossl — сетевое соединение без использования SSL шифрования;</text:span></text:p>
                </text:list-item>
                <text:list-item>
                  <text:p text:style-name="P15"><text:span text:style-name="T18">hostgssenc — сетевое соединение с шифрованием Kerberos GSSAPI (</text:span><text:span text:style-name="T6">сервер должен быть собран с поддержкой GSSAPI);</text:span></text:p>
                </text:list-item>
                <text:list-item>
                  <text:p text:style-name="P15"><text:span text:style-name="T18">hostgssnoenc — сетевое соединение с использованием Kerberos GSSAPI, но без шифрования</text:span><text:span text:style-name="T6">;</text:span></text:p>
                </text:list-item>
                <text:list-item>
                  <text:p text:style-name="P15"><text:span text:style-name="T6">host — любое из вышеперечисленных сетевых подключений.</text:span></text:p>
                </text:list-item>
              </text:list>
              <text:p text:style-name="P15"><text:span text:style-name="T6">Поскольку по умолчанию PostgreSQL прослушивает только</text:span><text:span text:style-name="T6"><text:line-break/></text:span><text:span text:style-name="T6">закольцовывающий сетевой интерфейс (loopback) с адресами IPv4 и IPv6, соответствующими имени хоста localhost,скорее всего потребуется задать другой адрес с помощью параметра конфигурации сервера </text:span><text:span text:style-name="T17">listen_address</text:span><text:span text:style-name="T6">.</text:span></text:p>
              <text:p text:style-name="P15"><text:span text:style-name="T6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мя</text:span> <text:span text:style-name="T10">базы</text:span> <text:span text:style-name="T10">данных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2">all</text:span></text:p>
                <text:list>
                  <text:list-item>
                    <text:p text:style-name="P21"><text:span text:style-name="T13">подключение к любой БД</text:span></text:p>
                  </text:list-item>
                </text:list>
              </text:list-item>
              <text:list-item>
                <text:p text:style-name="P23"><text:span text:style-name="T12">sameuser</text:span></text:p>
                <text:list>
                  <text:list-item>
                    <text:p text:style-name="P21"><text:span text:style-name="T13">БД, совпадающая по имени с ролью</text:span></text:p>
                  </text:list-item>
                </text:list>
              </text:list-item>
              <text:list-item>
                <text:p text:style-name="P23"><text:span text:style-name="T27">samerole</text:span></text:p>
                <text:list>
                  <text:list-item>
                    <text:p text:style-name="P21"><text:span text:style-name="T28">БД, совпадающая по имени с ролью или группой, в которую она входит</text:span></text:p>
                  </text:list-item>
                </text:list>
              </text:list-item>
              <text:list-item>
                <text:p text:style-name="P23"><text:span text:style-name="T27">replication</text:span></text:p>
                <text:list>
                  <text:list-item>
                    <text:p text:style-name="P21"><text:span text:style-name="T28">специальное разрешение для протокола репликации</text:span></text:p>
                  </text:list-item>
                </text:list>
              </text:list-item>
              <text:list-item>
                <text:p text:style-name="P23"><text:span text:style-name="T29">БД</text:span></text:p>
                <text:list>
                  <text:list-item>
                    <text:p text:style-name="P21"><text:span text:style-name="T13">БД с указанным именем (возможно, в кавычках)</text:span></text:p>
                  </text:list-item>
                </text:list>
              </text:list-item>
              <text:list-item>
                <text:p text:style-name="P23"><text:span text:style-name="T29">имя</text:span><text:span text:style-name="T12">[</text:span><text:span text:style-name="T30">,</text:span><text:span text:style-name="T29">им</text:span><text:span text:style-name="T31">я</text:span><text:span text:style-name="T12">...]</text:span></text:p>
                <text:list>
                  <text:list-item>
                    <text:p text:style-name="P21"><text:span text:style-name="T13">нескольких имен из вышеперечисленног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оле базы данных можно задать одно из значений, перечисленных ниже, или несколько таких значений через запятую.</text:span></text:p>
              <text:p text:style-name="P15"><text:span text:style-name="T6">Слово «all» — соответствует любой базе данных.</text:span></text:p>
              <text:p text:style-name="P15"><text:span text:style-name="T6">Слово sameuser — соответствует базе данных, совпадающей по имени с пользователем.</text:span></text:p>
              <text:p text:style-name="P15"><text:span text:style-name="T6">Слово samerole — соответствует базе данных, совпадающей по имени с какой-либо ролью, в которую входит пользователь (в том числе совпадающей по имени с самим пользователем, поскольку пользователь — та же роль). </text:span></text:p>
              <text:p text:style-name="P15"><text:span text:style-name="T6">Наконец, можно указать имя конкретной базы данных.</text:span></text:p>
              <text:p text:style-name="P15"><text:span text:style-name="T6">Если имя базы данных начинается с косой черты /, то следующая за ней строка интерпретируется в качестве регулярного выражения.</text:span></text:p>
              <text:p text:style-name="P15"><text:span text:style-name="T6"/></text:p>
              <text:p text:style-name="P15"><text:span text:style-name="T6">Вместо перечисления имен можно сослаться на файл с помощью @.</text:span><text:span text:style-name="T6"><text:line-break/></text:span><text:span text:style-name="T6">В файле имена могут быть разделены запятыми, пробелами, табуляциями или переводами строк. Допускаются вложенные подключения файлов (@) и комментарии (#).</text:span></text:p>
              <text:p text:style-name="P15"><text:span text:style-name="T6"/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мя рол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2">all</text:span></text:p>
                <text:list>
                  <text:list-item>
                    <text:p><text:span text:style-name="T13">любая роль</text:span></text:p>
                  </text:list-item>
                </text:list>
              </text:list-item>
              <text:list-item>
                <text:p text:style-name="P21"><text:span text:style-name="T29">роль</text:span></text:p>
                <text:list>
                  <text:list-item>
                    <text:p><text:span text:style-name="T13">роль с указанным именем (возможно, в кавычках)</text:span></text:p>
                  </text:list-item>
                </text:list>
              </text:list-item>
              <text:list-item>
                <text:p text:style-name="P21"><text:span text:style-name="T12">+</text:span><text:span text:style-name="T29">роль</text:span></text:p>
                <text:list>
                  <text:list-item>
                    <text:p text:style-name="P9"><text:span text:style-name="T13">роль, входящая в указанную роль</text:span></text:p>
                  </text:list-item>
                </text:list>
              </text:list-item>
              <text:list-item>
                <text:p text:style-name="P21"><text:span text:style-name="T29">имя</text:span><text:span text:style-name="T12">[</text:span><text:span text:style-name="T30">,</text:span><text:span text:style-name="T29">им</text:span><text:span text:style-name="T31">я</text:span><text:span text:style-name="T12">...]</text:span></text:p>
                <text:list>
                  <text:list-item>
                    <text:p text:style-name="P9"><text:span text:style-name="T13">несколько имен из вышеперечисленног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оле имени пользователя можно указать одно из значений, перечисленных ниже, или несколько таких значений через запятую.</text:span></text:p>
              <text:p text:style-name="P15"><text:span text:style-name="T6">Слово «all» — соответствует любой роли.</text:span></text:p>
              <text:p text:style-name="P15"><text:span text:style-name="T6">Имя роли — соответствует роли с указанным именем. Если перед именем роли стоит знак +, то имя соответствует любому пользователю, входящему в указанную роль. </text:span></text:p>
              <text:p text:style-name="P15"><text:span text:style-name="T6">Вместо имени роли можно указывать регулярное выражение, которому должно соответствовать имя роли, но в таком случае перед регулярным выражением устанавливают символ косой черты /.</text:span></text:p>
              <text:p text:style-name="P15"><text:span text:style-name="T6">Вместо перечисления имен можно сослаться на файл с помощью @.</text:span><text:span text:style-name="T6"><text:line-break/></text:span><text:span text:style-name="T6">В файле имена могут быть разделены запятыми, пробелами, табуляциями или переводами строк. Допускаются вложенные подключения файлов (@) и комментарии (#).</text:span></text:p>
              <text:p text:style-name="P15"><text:span text:style-name="T6"/></text:p>
            </draw:text-box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дрес источника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2">all</text:span></text:p>
                <text:list>
                  <text:list-item>
                    <text:p text:style-name="P21"><text:span text:style-name="T13">любой IP-адрес</text:span></text:p>
                  </text:list-item>
                </text:list>
              </text:list-item>
              <text:list-item>
                <text:p text:style-name="P23"><text:span text:style-name="T29">адрес</text:span></text:p>
                <text:list>
                  <text:list-header>
                    <text:p><text:span text:style-name="T13">диапазон IP-адресов с длиной префикса (например, 172.20.143.0/24)</text:span></text:p>
                  </text:list-header>
                  <text:list-item>
                    <text:p><text:span text:style-name="T32">или </text:span><text:span text:style-name="T13">IP-адрес подсети с маской (172.20.143.0 255.255.255.0)</text:span></text:p>
                  </text:list-item>
                </text:list>
              </text:list-item>
              <text:list-item>
                <text:p text:style-name="P23"><text:span text:style-name="T12">samehost</text:span></text:p>
                <text:list>
                  <text:list-item>
                    <text:p text:style-name="P21"><text:span text:style-name="T13">все IP-адреса интерфейсов сервера</text:span></text:p>
                  </text:list-item>
                </text:list>
              </text:list-item>
              <text:list-item>
                <text:p text:style-name="P23"><text:span text:style-name="T12">samenet</text:span></text:p>
                <text:list>
                  <text:list-header>
                    <text:p text:style-name="P21"><text:span text:style-name="T33">любой IP-адрес, принадлежащий подсетям интерфейсов сервера</text:span></text:p>
                  </text:list-header>
                </text:list>
              </text:list-item>
              <text:list-item>
                <text:p text:style-name="P23"><text:span text:style-name="T29">доменное_имя</text:span></text:p>
                <text:list>
                  <text:list-header>
                    <text:p text:style-name="P23"><text:span text:style-name="T13">IP-адрес, соответствующий указанному имени (например, domain.com)</text:span></text:p>
                  </text:list-header>
                  <text:list-item>
                    <text:p><text:span text:style-name="T13">допускается указание части имени, начиная с точки (.co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оле адреса может быть указано одно из следующих значений.</text:span></text:p>
              <text:p text:style-name="P15"><text:span text:style-name="T6">Слово «all» — соответствует любому IP-адресу клиента.</text:span></text:p>
              <text:p text:style-name="P15"><text:span text:style-name="T6">IP-адрес с длиной префикса (CIDR нотация) — определяет диапазон допустимых IPv4 или IPv6 адресов клиентов. Например: ::1/128 - адрес хоста localhost для IPv6, а 127.0.0.1/32 - то же самое для IPv4.</text:span></text:p>
              <text:p text:style-name="P15"><text:span text:style-name="T18">Для IPv4 адресов вместо CIDR нотации можно записать IPv4-адрес и в следующем поле маску подсети. Например: 192.168.1.0 255.255.255.128 </text:span><text:span text:style-name="T6">— адрес подсети, которой соответствует CIDR нотация 192.168.1.0/25.</text:span></text:p>
              <text:p text:style-name="P15"><text:span text:style-name="T6">Слово «samehost» — соответствует IP-адресам интерфейсов сервера.</text:span></text:p>
              <text:p text:style-name="P15"><text:span text:style-name="T6">Слово «samenet» — соответствует любому IP-адресу из любой подсети, которым принадлежат адреса интерфейсов сервера.</text:span></text:p>
              <text:p text:style-name="P15"><text:span text:style-name="T6">Наконец, адрес можно указать доменным именем (или частью доменного имени, начиная с точки). PostgreSQL определит принадлежность IP-адреса клиента указанному домену: для этого сначала по IP-адресу определяется доменное имя (reverse lookup),</text:span><text:span text:style-name="T6"><text:line-break/></text:span><text:span text:style-name="T6">а затем проверяется, что такому домену действительно соответствует исходный IP-адрес (forward lookup). Таким образом проверяется соответствие владельца сети и владельца доменного имени для отсечения скомпрометированных адресов: </text:span><text:span text:style-name="T21"><text:a xlink:href="https://en.wikipedia.org/wiki/Forward-confirmed_reverse_DNS" xlink:type="simple">https://en.wikipedia.org/wiki/Forward-confirmed_reverse_DNS</text:a></text:span></text:p>
              <text:p text:style-name="P15"><text:span text:style-name="T6"/></text:p>
            </draw:text-box>
          </draw:frame>
        </presentation:notes>
      </draw:page>
      <draw:page draw:name="page12" draw:style-name="dp1" draw:master-page-name="template21" presentation:presentation-page-layout-name="AL1T1">
        <office:forms form:automatic-focus="false" form:apply-design-mode="false"/>
        <draw:frame presentation:style-name="pr10" draw:text-style-name="P8" draw:layer="layout" svg:width="19.81cm" svg:height="1.737cm" svg:x="1.2cm" svg:y="0.737cm" presentation:class="title" presentation:user-transformed="true">
          <draw:text-box>
            <text:p><text:span text:style-name="T10">Простая аутентификация</text:span></text:p>
          </draw:text-box>
        </draw:frame>
        <draw:frame presentation:style-name="pr11" draw:text-style-name="P8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ичего не проверя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10">Простая аутентификация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trust</text:span></text:p>
                <text:list>
                  <text:list-item>
                    <text:p text:style-name="P13"><text:span text:style-name="T13">допустить без аутентификации</text:span></text:p>
                  </text:list-item>
                </text:list>
              </text:list-item>
              <text:list-item>
                <text:p text:style-name="P9"><text:span text:style-name="T10">reject</text:span></text:p>
                <text:list>
                  <text:list-item>
                    <text:p><text:span text:style-name="T13">отказать без аутентификации</text:span></text:p>
                  </text:list-item>
                </text:list>
              </text:list-item>
              <text:list-item>
                <text:p text:style-name="P9"><text:span text:style-name="T13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оле метода аутентификации можно указать различные методы. Для начала познакомимся с двумя самыми простыми, а остальные рассмотрим ниже.</text:span></text:p>
              <text:p text:style-name="P15"><text:span text:style-name="T6">Метод «trust» безусловно доверяет пользователю и не выполняет проверку. В реальной жизни имеет смысл применять разве что для локальных соединений.</text:span></text:p>
              <text:p text:style-name="P15"><text:span text:style-name="T6">Метод «reject» безусловно отказывает в доступе. Можно использовать, чтобы отсечь любые соединения определенного типа или</text:span><text:span text:style-name="T6"><text:line-break/></text:span><text:span text:style-name="T6">с определенных адресов (например, запретить нешифрованные соединения).</text:span></text:p>
              <text:p text:style-name="P15"><text:span text:style-name="T6"/></text:p>
            </draw:text-box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10">Вопрос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2"><text:span text:style-name="T34">Что обозначает приведенная ниже настройка?</text:span></text:p>
              </text:list-item>
              <text:list-item>
                <text:p text:style-name="P23"><text:span text:style-name="T22"># TYPE <text:s text:c="3"/>DATABASE <text:s text:c="7"/>USER <text:s text:c="11"/>ADDRESS <text:s text:c="14"/>METHOD</text:span></text:p>
              </text:list-item>
              <text:list-item>
                <text:p text:style-name="P23"><text:span text:style-name="T23">hostnossl all <text:s text:c="12"/>all <text:s text:c="12"/>all <text:s text:c="18"/>reject</text:span></text:p>
              </text:list-item>
              <text:list-item>
                <text:p text:style-name="P23"><text:span text:style-name="T23">host <text:s text:c="5"/>sameuser <text:s text:c="7"/>all <text:s text:c="12"/>samenet <text:s text:c="14"/>trust</text:span></text:p>
              </text:list-item>
              <text:list-item>
                <text:p text:style-name="P23"><text:span text:style-name="T23">host <text:s text:c="5"/>pub <text:s text:c="12"/>+reader <text:s text:c="8"/>all <text:s text:c="18"/>trust</text:span></text:p>
              </text:list-item>
              <text:list-item>
                <text:p text:style-name="P26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27" draw:layer="layout" svg:width="16.799cm" svg:height="13.364cm" draw:transform="rotate (-3.14159265358979) translate (18.898cm 27.471cm)" presentation:class="notes" presentation:user-transformed="true">
            <draw:text-box>
              <text:p text:style-name="P15"><text:span text:style-name="T35">1. Запрещаются нешифрованные соединения.</text:span></text:p>
              <text:p text:style-name="P15"><text:span text:style-name="T35">2. Разрешается доступ пользователям из своей подсети</text:span><text:span text:style-name="T35"><text:line-break/></text:span><text:span text:style-name="T35">к одноименным базам данных.</text:span></text:p>
              <text:p text:style-name="P15"><text:span text:style-name="T35">3. Разрешается доступ пользователям, входящим в роль reader, </text:span><text:span text:style-name="T35"><text:line-break/></text:span><text:span text:style-name="T35">к базе данных pub.</text:span></text:p>
              <text:p text:style-name="P15"><text:span text:style-name="T35"/></text:p>
              <text:p text:style-name="P15"><text:span text:style-name="T35">Обратите внимание, что первую строку нельзя сместить вниз — смысл настройки изменится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21" presentation:presentation-page-layout-name="AL1T1">
        <office:forms form:automatic-focus="false" form:apply-design-mode="false"/>
        <draw:frame presentation:style-name="pr14" draw:text-style-name="P8" draw:layer="layout" svg:width="20.39cm" svg:height="3.473cm" svg:x="1.2cm" svg:y="0.737cm" presentation:class="title" presentation:user-transformed="true">
          <draw:text-box>
            <text:p><text:span text:style-name="T10">Аутентификация по паролю</text:span></text:p>
          </draw:text-box>
        </draw:frame>
        <draw:frame presentation:style-name="pr11" draw:text-style-name="P8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Сервер запрашивает у клиента парол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10">Парольная аутентификация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2">password</text:span></text:p>
                <text:list>
                  <text:list-item>
                    <text:p text:style-name="P13"><text:span text:style-name="T13">передается в незашифрованном виде</text:span></text:p>
                  </text:list-item>
                </text:list>
              </text:list-header>
              <text:list-item>
                <text:p text:style-name="P9"><text:span text:style-name="T12">md5</text:span></text:p>
                <text:list>
                  <text:list-item>
                    <text:p text:style-name="P13"><text:span text:style-name="T13">передается MD5-хеш</text:span></text:p>
                  </text:list-item>
                </text:list>
              </text:list-item>
              <text:list-item>
                <text:p text:style-name="P9"><text:span text:style-name="T12">scram-sha-256</text:span></text:p>
                <text:list>
                  <text:list-item>
                    <text:p text:style-name="P13"><text:span text:style-name="T13">используется протокол SCRAM</text:span></text:p>
                  </text:list-item>
                </text:list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5" draw:text-style-name="P16" draw:layer="layout" svg:width="16.799cm" svg:height="14.011cm" svg:x="2.1cm" svg:y="14.107cm" presentation:class="notes" presentation:user-transformed="true">
            <draw:text-box>
              <text:p text:style-name="P15"><text:span text:style-name="T6">При парольной аутентификации сервер PostgreSQL запрашивает</text:span><text:span text:style-name="T6"><text:line-break/></text:span><text:span text:style-name="T6">у пользователя пароль и проверяют его на соответствие паролю, который хранится либо в самой СУБД, либо во внешней службе.</text:span></text:p>
              <text:p text:style-name="P15"><text:span text:style-name="T36"><text:a xlink:href="https://www.postgrespro.ru/docs/postgresql/16/protocol-flow#PROTOCOL-FLOW-START-UP" xlink:type="simple">https://www.postgrespro.ru/docs/postgresql/16/protocol-flow#PROTOCOL-FLOW-START-UP</text:a></text:span></text:p>
              <text:p text:style-name="P15"><text:span text:style-name="T6"/></text:p>
              <text:p text:style-name="P15"><text:span text:style-name="T6">Для паролей, хранящихся в СУБД, поддерживаются три метода.</text:span></text:p>
              <text:p text:style-name="P15"><text:span text:style-name="T6">Метод «</text:span><text:span text:style-name="T8">md5</text:span><text:span text:style-name="T6">» сравнивает MD5-дайджест пароля с MD5-дайджестом, хранящимся в базе. При запросе сервер отправляет клиенту так называемую «соль», клиент вычисляет MD5-хеш пароля, добавляет «соль», еще раз вычисляет MD5-хеш и отправляет его на сервер для сравнения с сохраненным хешем. Благодаря «соли» хеши одинаковых паролей получаются разными. Однако в настоящее время алгоритм MD5 считается недостаточно криптостойким.</text:span></text:p>
              <text:p text:style-name="P15"><text:span text:style-name="T18">Наиболее безопасный метод «</text:span><text:span text:style-name="T37">scram-sha-256</text:span><text:span text:style-name="T18">» использует при аутентификации протокол SCRAM и </text:span><text:span text:style-name="T6">задействует криптостойкий алгоритм SHA-256. Метод реализует фреймворк SASL, отделяющий механизм аутентификации от прикладного протокола.</text:span></text:p>
              <text:p text:style-name="P15"><text:span text:style-name="T36"><text:a xlink:href="https://postgrespro.ru/docs/postgresql/16/sasl-authentication" xlink:type="simple">https://postgrespro.ru/docs/postgresql/16/sasl-authentication</text:a></text:span></text:p>
              <text:p text:style-name="P15"><text:span text:style-name="T18">Метод «</text:span><text:span text:style-name="T37">password</text:span><text:span text:style-name="T18">» предполагает передачу пароля в незашифрованном виде. Его не следует применять, если соединение клиент-сервер не </text:span><text:span text:style-name="T6">зашифровано.</text:span></text:p>
            </draw:text-box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frame presentation:style-name="pr3" draw:text-style-name="P28" draw:layer="layout" svg:width="20.39cm" svg:height="1.741cm" svg:x="1.2cm" svg:y="0.737cm" presentation:class="title" presentation:user-transformed="true">
          <draw:text-box>
            <text:p><text:span text:style-name="T38">Пароль в СУБД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становить пароль пользователя</text:span></text:p>
                <text:list>
                  <text:list-item>
                    <text:p text:style-name="P9"><text:span text:style-name="T39">[ CREATE | ALTER ] ROLE ...</text:span><text:span text:style-name="T39"><text:line-break/></text:span><text:span text:style-name="T39"> <text:s/>PASSWORD '</text:span><text:span text:style-name="T40">пароль</text:span><text:span text:style-name="T39">'</text:span><text:span text:style-name="T39"><text:line-break/></text:span><text:span text:style-name="T39">[ VALID UNTIL </text:span><text:span text:style-name="T40">дата_время </text:span><text:span text:style-name="T41">]</text:span><text:span text:style-name="T39">;</text:span></text:p>
                  </text:list-item>
                  <text:list-item>
                    <text:p text:style-name="P13"><text:span text:style-name="T33">пользователю с пустым паролем будет отказано в доступе</text:span><text:span text:style-name="T33"><text:line-break/></text:span><text:span text:style-name="T33">при аутентификации по паролю</text:span></text:p>
                  </text:list-item>
                </text:list>
              </text:list-item>
              <text:list-item>
                <text:p text:style-name="P9"><text:span text:style-name="T11">Пароли хранятся в системном каталоге</text:span></text:p>
                <text:list>
                  <text:list-item>
                    <text:p text:style-name="P12"><text:span text:style-name="T42">pg_authid</text:span></text:p>
                  </text:list-item>
                  <text:list-item>
                    <text:p text:style-name="P12"><text:span text:style-name="T42">метод шифрования определяется параметром </text:span><text:span text:style-name="T43">password_encryption</text:span></text:p>
                  </text:list-item>
                  <text:list-item>
                    <text:p text:style-name="P12"><text:span text:style-name="T42">метод аутентификации должен совпадать с методом шифрования</text:span><text:span text:style-name="T42"><text:line-break/></text:span><text:span text:style-name="T42">(md5 автоматически переключается на scram-sha-256)</text:span></text:p>
                  </text:list-item>
                  <text:list-item>
                    <text:p text:style-name="P12"><text:span text:style-name="T4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До сих пор мы создавали роли без указания пароля. Если установить метод аутентификации по паролю, таким пользователям будет отказано в доступе.</text:span></text:p>
              <text:p text:style-name="P15"><text:span text:style-name="T6">Пароль хранится в базе данных в таблице pg_authid.</text:span></text:p>
              <text:p text:style-name="P15"><text:span text:style-name="T6">Чтобы установить пароль, надо указать его — либо сразу при создании роли в команде CREATE ROLE, либо впоследствии в ALTER ROLE. Пароль хранится в зашифрованном виде, алгоритм шифрования (MD5 или SCRAM-SHA-256) определяется параметром </text:span><text:span text:style-name="T17">password_encryption</text:span><text:span text:style-name="T6">.</text:span></text:p>
              <text:p text:style-name="P15"><text:span text:style-name="T6">Также можно указать время действия пароля.</text:span></text:p>
              <text:p text:style-name="P15"><text:span text:style-name="T6">Если сохраненный пароль был зашифрован алгоритмом SCRAM-SHA-256 и установлен метод аутентификации MD5, при обмене сообщениями будет использован более надежный метод SCRAM-SHA-256.</text:span></text:p>
            </draw:text-box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frame presentation:style-name="pr3" draw:text-style-name="P28" draw:layer="layout" svg:width="20.39cm" svg:height="1.741cm" svg:x="1.2cm" svg:y="0.737cm" presentation:class="title" presentation:user-transformed="true">
          <draw:text-box>
            <text:p><text:span text:style-name="T38">Ввод пароля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13"><text:span text:style-name="T11">Вручную</text:span></text:p>
              </text:list-header>
              <text:list-item>
                <text:p text:style-name="P9"><text:span text:style-name="T11">Установить переменную PGPASSWORD</text:span></text:p>
                <text:list>
                  <text:list-item>
                    <text:p text:style-name="P12"><text:span text:style-name="T33">неудобно при подключении к разным базам</text:span></text:p>
                  </text:list-item>
                  <text:list-item>
                    <text:p text:style-name="P13"><text:span text:style-name="T33">не рекомендуется из соображений безопасности</text:span></text:p>
                  </text:list-item>
                </text:list>
              </text:list-item>
              <text:list-item>
                <text:p text:style-name="P9"><text:span text:style-name="T11">Файл с паролями</text:span></text:p>
                <text:list>
                  <text:list-item>
                    <text:p text:style-name="P12"><text:span text:style-name="T33">~/.pgpass на узле клиента</text:span></text:p>
                  </text:list-item>
                  <text:list-item>
                    <text:p text:style-name="P12"><text:span text:style-name="T33">строки в формате </text:span><text:span text:style-name="T40">узел</text:span><text:span text:style-name="T39">:</text:span><text:span text:style-name="T40">порт</text:span><text:span text:style-name="T39">:</text:span><text:span text:style-name="T40">база_данных</text:span><text:span text:style-name="T39">:</text:span><text:span text:style-name="T40">имя_пользователя</text:span><text:span text:style-name="T39">:</text:span><text:span text:style-name="T40">пароль</text:span></text:p>
                  </text:list-item>
                  <text:list-item>
                    <text:p text:style-name="P12"><text:span text:style-name="T44">в качестве значения можно указать * (любое значение)</text:span></text:p>
                  </text:list-item>
                  <text:list-item>
                    <text:p text:style-name="P12"><text:span text:style-name="T44">строки просматриваются сверху вниз, выбирается первая подходящая</text:span></text:p>
                  </text:list-item>
                  <text:list-item>
                    <text:p text:style-name="P12"><text:span text:style-name="T44">файл должен иметь права доступа 600 (rw</text:span><text:span text:style-name="T45">-</text:span><text:span text:style-name="T46">--</text:span><text:span text:style-name="T45">-</text:span><text:span text:style-name="T46">---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Пользователь может вводить пароль вручную, а может автоматизировать ввод. Для этого есть две возможности.</text:span></text:p>
              <text:p text:style-name="P15"><text:span text:style-name="T6">Во-первых, можно задать пароль в переменной окружения PGPASSWORD (на клиенте). Однако это неудобно, если приходится подключаться к нескольким базам, и не рекомендуется из соображений безопасности.</text:span></text:p>
              <text:p text:style-name="P15"><text:span text:style-name="T6">Во-вторых, можно задать пароли в файле ~/.pgpass (его расположение можно изменить, задав переменную окружения PGPASSFILE).</text:span><text:span text:style-name="T6"><text:line-break/></text:span><text:span text:style-name="T6">К файлу должен иметь доступ только владелец, иначе PostgreSQL проигнорирует его.</text:span></text:p>
              <text:p text:style-name="P15"><text:span text:style-name="T6"/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2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2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и подключения и аутентификации определяются </text:span><text:span text:style-name="T11"><text:line-break/></text:span><text:span text:style-name="T11">в конфигурационном файле pg_hba.conf</text:span></text:p>
              </text:list-item>
              <text:list-item>
                <text:p text:style-name="P9"><text:span text:style-name="T11">Можно отключить аутентификацию, использовать аутентификацию средствами СУБД, либо внешнюю</text:span></text:p>
              </text:list-item>
              <text:list-item>
                <text:p text:style-name="P9"><text:span text:style-name="T11">Если аутентификация осуществляется средствами СУБД, шифрованные пароли хранятся в специальном системном каталоге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aster_5f_" presentation:presentation-page-layout-name="AL1T1">
        <office:forms form:automatic-focus="false" form:apply-design-mode="false"/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32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2"><text:span text:style-name="T47">Измените конфигурационные файлы (предварительно сохранив оригиналы) таким образом, чтобы:</text:span></text:p>
              </text:list-item>
            </text:list>
            <text:p text:style-name="P30"><text:span text:style-name="T33">безусловно разрешить локальное соединение суперпользователям student и postgres;</text:span></text:p>
            <text:p text:style-name="P31"><text:span text:style-name="T33">разрешить сетевые подключения всем пользователям к любым базам данных с аутентификацией по паролю с использованием MD5.</text:span></text:p>
            <text:list text:continue-numbering="true" text:style-name="L4">
              <text:list-item>
                <text:p text:style-name="P21"><text:span text:style-name="T48">Создайте роль alice с паролем, зашифрованным MD5,</text:span><text:span text:style-name="T48"><text:line-break/></text:span><text:span text:style-name="T48">и роль bob с паролем, зашифрованным SCRAM-SHA-256.</text:span></text:p>
              </text:list-item>
              <text:list-item>
                <text:p text:style-name="P21"><text:span text:style-name="T48">Проверьте возможность подключения под созданными ролями.</text:span></text:p>
              </text:list-item>
              <text:list-item>
                <text:p text:style-name="P21"><text:span text:style-name="T48">Под суперпользовательской ролью посмотрите пароли пользователей alice и bob в системном каталоге.</text:span></text:p>
              </text:list-item>
              <text:list-item>
                <text:p text:style-name="P21"><text:span text:style-name="T48">Восстановите исходные конфигурационные файлы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8" draw:text-style-name="P11" draw:layer="layout" svg:width="16.799cm" svg:height="14.009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aster_5f_" presentation:presentation-page-layout-name="AL1T1"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9" draw:text-style-name="P32" draw:layer="layout" svg:width="25.6cm" svg:height="14.4cm" svg:x="1.2cm" svg:y="4.8cm" presentation:class="outline" presentation:user-transformed="true">
          <draw:text-box>
            <text:p text:style-name="P12"><text:span text:style-name="T49">Определенным пользователям, список которых время от времени меняется, требуется разрешить локальный доступ без авторизации. Сложность в том, что любое изменение списка требует изменения файла </text:span><text:span text:style-name="T47">pg_hba.conf.</text:span><text:span text:style-name="T47"><text:line-break/></text:span><text:span text:style-name="T50"> </text:span></text:p>
            <text:list text:style-name="L4">
              <text:list-item>
                <text:p text:style-name="P12"><text:span text:style-name="T47">Настройте аутентификацию, лишенную этого недостатка.</text:span></text:p>
              </text:list-item>
              <text:list-item>
                <text:p text:style-name="P12"><text:span text:style-name="T47">Убедитесь в правильности изменений.</text:span></text:p>
              </text:list-item>
              <text:list-item>
                <text:p text:style-name="P21"><text:span text:style-name="T51">Восстановите первоначальные настройк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8" draw:text-style-name="P25" draw:layer="layout" svg:width="16.799cm" svg:height="14.009cm" svg:x="2.1cm" svg:y="14.107cm" presentation:class="notes" presentation:user-transformed="true">
            <draw:text-box>
              <text:p text:style-name="P33"><text:span text:style-name="T52">1. Используйте групповую роль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3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4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8" style:family="presentation" style:parent-style-name="master-outline1">
      <style:graphic-properties fo:min-height="12.18cm"/>
      <style:paragraph-properties style:writing-mode="lr-tb"/>
    </style:style>
    <style:style style:name="Mpr1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2" style:family="presentation" style:parent-style-name="master_5f_-outline1">
      <style:graphic-properties fo:min-height="12.18cm"/>
      <style:paragraph-properties style:writing-mode="lr-tb"/>
    </style:style>
    <style:style style:name="Mpr23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draw:custom-shape presentation:style-name="Mpr14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1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8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2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7C5476BD1D4F1ED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1DT12H44M48S</meta:editing-duration>
    <meta:editing-cycles>1127</meta:editing-cycles>
    <meta:generator>LibreOffice/7.3.7.2$Linux_X86_64 LibreOffice_project/30$Build-2</meta:generator>
    <dc:date>2024-12-25T13:35:13.963396178</dc:date>
    <meta:document-statistic meta:object-count="198"/>
    <meta:template xlink:type="simple" xlink:actuate="onRequest" xlink:title="master" xlink:href="../../../../tmp/DBA1/master.otp" meta:date="2015-06-01T16:50:20.490561969"/>
  </office:meta>
</office:document-meta>
</file>